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1.1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standard">
      <style:graphic-properties draw:fill-color="#800000" draw:textarea-horizontal-align="justify" draw:textarea-vertical-align="middle" draw:auto-grow-height="false" fo:min-height="1.188cm" fo:min-width="1.118cm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marker-end="Arrow" draw:fill-color="#ff3333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standard">
      <style:graphic-properties draw:fill-color="#008000" draw:textarea-horizontal-align="justify" draw:textarea-vertical-align="middle" draw:auto-grow-height="false" fo:min-height="1.188cm" fo:min-width="1.1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/>
    </style:style>
    <style:style style:name="P3" style:family="paragraph">
      <style:paragraph-properties fo:text-align="justify"/>
    </style:style>
    <style:style style:name="T1" style:family="text">
      <style:text-properties fo:color="#ffff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286cm" svg:height="2.032cm" svg:x="4.278cm" svg:y="3.486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286cm" svg:height="2.032cm" svg:x="4.278cm" svg:y="6.928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286cm" svg:height="2.032cm" svg:x="4.278cm" svg:y="10.357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86cm" svg:height="2.032cm" svg:x="4.278cm" svg:y="13.8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286cm" svg:height="2.032cm" svg:x="14.057cm" svg:y="3.513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86cm" svg:height="2.032cm" svg:x="14.057cm" svg:y="6.928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286cm" svg:height="2.032cm" svg:x="14.057cm" svg:y="10.357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925cm" svg:height="0.962cm" svg:x="4.921cm" svg:y="2.197cm">
          <draw:text-box>
            <text:p>A</text:p>
          </draw:text-box>
        </draw:frame>
        <draw:frame draw:style-name="gr2" draw:layer="layout" svg:width="0.925cm" svg:height="0.962cm" svg:x="14.7cm" svg:y="2.205cm">
          <draw:text-box>
            <text:p>B</text:p>
          </draw:text-box>
        </draw:frame>
        <draw:frame draw:style-name="gr3" draw:layer="layout" svg:width="0.502cm" svg:height="1.187cm" svg:x="-5.35cm" svg:y="14.716cm">
          <draw:text-box>
            <text:p/>
          </draw:text-box>
        </draw:frame>
        <draw:custom-shape draw:style-name="gr4" draw:text-style-name="P2" xml:id="id2" draw:id="id2" draw:layer="layout" svg:width="2.286cm" svg:height="2.032cm" svg:x="4.302cm" svg:y="17.002cm">
          <text:p text:style-name="P2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2.286cm" svg:height="2.032cm" svg:x="14.081cm" svg:y="13.8cm">
          <text:p text:style-name="P2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4.278cm" svg:y1="7.944cm" svg:x2="4.302cm" svg:y2="18.018cm" draw:start-shape="id1" draw:start-glue-point="6" draw:end-shape="id2" draw:end-glue-point="6" svg:d="m4278 7944h-501v10074h525" svg:viewBox="0 0 526 10075">
          <text:p/>
        </draw:connector>
        <draw:connector draw:style-name="gr5" draw:text-style-name="P1" draw:layer="layout" svg:x1="4.278cm" svg:y1="11.373cm" svg:x2="4.302cm" svg:y2="18.018cm" draw:start-shape="id3" draw:start-glue-point="6" draw:end-shape="id2" draw:end-glue-point="6" svg:d="m4278 11373h-501v6645h525" svg:viewBox="0 0 526 6646">
          <text:p/>
        </draw:connector>
        <draw:connector draw:style-name="gr6" draw:text-style-name="P1" draw:layer="layout" svg:x1="4.278cm" svg:y1="14.816cm" svg:x2="4.302cm" svg:y2="18.018cm" draw:start-shape="id4" draw:start-glue-point="6" draw:end-shape="id2" draw:end-glue-point="6" svg:d="m4278 14816h-501v3202h525" svg:viewBox="0 0 526 3203">
          <text:p/>
        </draw:connector>
        <draw:frame draw:style-name="gr7" draw:layer="layout" svg:width="0.925cm" svg:height="0.962cm" svg:x="2.742cm" svg:y="7.477cm">
          <draw:text-box>
            <text:p>E</text:p>
          </draw:text-box>
        </draw:frame>
        <draw:frame draw:style-name="gr8" draw:layer="layout" svg:width="0.925cm" svg:height="0.962cm" svg:x="2.742cm" svg:y="10.906cm">
          <draw:text-box>
            <text:p>E</text:p>
          </draw:text-box>
        </draw:frame>
        <draw:frame draw:style-name="gr8" draw:layer="layout" svg:width="0.925cm" svg:height="0.962cm" svg:x="2.742cm" svg:y="14.313cm">
          <draw:text-box>
            <text:p>E</text:p>
          </draw:text-box>
        </draw:frame>
        <draw:frame draw:style-name="gr9" draw:layer="layout" svg:width="1.421cm" svg:height="0.962cm" svg:x="9.612cm" svg:y="4.08cm">
          <draw:text-box>
            <text:p text:style-name="P3">OK</text:p>
          </draw:text-box>
        </draw:frame>
        <draw:connector draw:style-name="gr5" draw:text-style-name="P1" draw:layer="layout" svg:x1="16.343cm" svg:y1="7.944cm" svg:x2="16.367cm" svg:y2="14.816cm" draw:start-shape="id5" draw:start-glue-point="10" draw:end-shape="id6" draw:end-glue-point="10" svg:d="m16343 7944h526v6872h-502" svg:viewBox="0 0 527 6873">
          <text:p/>
        </draw:connector>
        <draw:connector draw:style-name="gr6" draw:text-style-name="P1" draw:layer="layout" svg:x1="16.343cm" svg:y1="11.373cm" svg:x2="16.367cm" svg:y2="14.816cm" draw:start-shape="id7" draw:start-glue-point="10" draw:end-shape="id6" draw:end-glue-point="10" svg:d="m16343 11373h526v3443h-502" svg:viewBox="0 0 527 3444">
          <text:p/>
        </draw:connector>
        <draw:frame draw:style-name="gr2" draw:layer="layout" svg:width="0.925cm" svg:height="0.962cm" svg:x="16.948cm" svg:y="7.477cm">
          <draw:text-box>
            <text:p>E</text:p>
          </draw:text-box>
        </draw:frame>
        <draw:frame draw:style-name="gr2" draw:layer="layout" svg:width="0.925cm" svg:height="0.962cm" svg:x="16.948cm" svg:y="10.906cm">
          <draw:text-box>
            <text:p>E</text:p>
          </draw:text-box>
        </draw:frame>
        <draw:connector draw:style-name="gr10" draw:text-style-name="P1" draw:layer="layout" svg:x1="5.421cm" svg:y1="5.518cm" svg:x2="5.421cm" svg:y2="6.928cm" draw:start-shape="id8" draw:start-glue-point="8" draw:end-shape="id1" draw:end-glue-point="4" svg:d="m5421 5518v1410" svg:viewBox="0 0 1 1411">
          <text:p/>
        </draw:connector>
        <draw:connector draw:style-name="gr10" draw:text-style-name="P1" draw:layer="layout" svg:x1="15.2cm" svg:y1="5.545cm" svg:x2="15.2cm" svg:y2="6.928cm" draw:start-shape="id9" draw:start-glue-point="8" draw:end-shape="id5" draw:end-glue-point="4" svg:d="m15200 5545v1383" svg:viewBox="0 0 1 1384">
          <text:p/>
        </draw:connector>
        <draw:connector draw:style-name="gr10" draw:text-style-name="P1" draw:layer="layout" draw:type="curve" draw:line-skew="-0.461cm" svg:x1="5.421cm" svg:y1="8.96cm" svg:x2="14.057cm" svg:y2="4.529cm" draw:start-shape="id1" draw:start-glue-point="8" draw:end-shape="id9" draw:end-glue-point="6" svg:d="m5421 8960c0 61 2445 51 3200-1072s-183-3359 5436-3359" svg:viewBox="0 0 8637 4452">
          <text:p/>
        </draw:connector>
        <draw:connector draw:style-name="gr10" draw:text-style-name="P1" draw:layer="layout" draw:type="curve" svg:x1="15.2cm" svg:y1="8.96cm" svg:x2="5.421cm" svg:y2="10.357cm" draw:start-shape="id5" draw:start-glue-point="8" draw:end-shape="id3" draw:end-glue-point="4" svg:d="m15200 8960c0 1048-9779 350-9779 1397" svg:viewBox="0 0 9780 1398">
          <text:p/>
        </draw:connector>
        <draw:frame draw:style-name="gr9" draw:layer="layout" svg:width="1.421cm" svg:height="0.962cm" svg:x="9.612cm" svg:y="9.817cm">
          <draw:text-box>
            <text:p text:style-name="P3">OK</text:p>
          </draw:text-box>
        </draw:frame>
        <draw:connector draw:style-name="gr10" draw:text-style-name="P1" draw:layer="layout" draw:type="curve" svg:x1="5.421cm" svg:y1="12.389cm" svg:x2="15.2cm" svg:y2="10.357cm" draw:start-shape="id3" draw:start-glue-point="8" draw:end-shape="id7" draw:end-glue-point="4" svg:d="m5421 12389c0 753 4890 502 4890-1015s4889-1768 4889-1017" svg:viewBox="0 0 9780 2853">
          <text:p/>
        </draw:connector>
        <draw:frame draw:style-name="gr9" draw:layer="layout" svg:width="1.421cm" svg:height="0.962cm" svg:x="9.612cm" svg:y="8.493cm">
          <draw:text-box>
            <text:p text:style-name="P3">OK</text:p>
          </draw:text-box>
        </draw:frame>
        <draw:connector draw:style-name="gr10" draw:text-style-name="P1" draw:layer="layout" draw:type="curve" svg:x1="15.2cm" svg:y1="12.389cm" svg:x2="5.421cm" svg:y2="13.8cm" draw:start-shape="id7" draw:start-glue-point="8" draw:end-shape="id4" draw:end-glue-point="4" svg:d="m15200 12389c0 1059-9779 354-9779 1411" svg:viewBox="0 0 9780 1412">
          <text:p/>
        </draw:connector>
        <draw:frame draw:style-name="gr9" draw:layer="layout" svg:width="1.421cm" svg:height="0.962cm" svg:x="9.612cm" svg:y="12.049cm">
          <draw:text-box>
            <text:p text:style-name="P3">OK</text:p>
          </draw:text-box>
        </draw:frame>
        <draw:custom-shape draw:style-name="gr11" draw:text-style-name="P1" xml:id="id10" draw:id="id10" draw:layer="layout" svg:width="2.286cm" svg:height="2.032cm" svg:x="9.255cm" svg:y="17.00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5.2cm" svg:y1="12.389cm" svg:x2="11.207cm" svg:y2="17.299cm" draw:end-shape="id10" draw:end-glue-point="11" svg:d="m15200 12389c0 3084-3993 629-3993 4910" svg:viewBox="0 0 3994 4911">
          <text:p/>
        </draw:connector>
        <draw:connector draw:style-name="gr10" draw:text-style-name="P1" draw:layer="layout" draw:type="curve" svg:x1="5.421cm" svg:y1="15.832cm" svg:x2="9.589cm" svg:y2="17.299cm" draw:start-shape="id4" draw:start-glue-point="8" draw:end-shape="id10" draw:end-glue-point="5" svg:d="m5421 15832c0 879 4168 146 4168 1467" svg:viewBox="0 0 4169 1468">
          <text:p/>
        </draw:connector>
        <draw:frame draw:style-name="gr9" draw:layer="layout" svg:width="1.421cm" svg:height="0.962cm" svg:x="7.477cm" svg:y="15.405cm">
          <draw:text-box>
            <text:p text:style-name="P3">OK</text:p>
          </draw:text-box>
        </draw:frame>
        <draw:frame draw:style-name="gr9" draw:layer="layout" svg:width="1.421cm" svg:height="0.962cm" svg:x="11.644cm" svg:y="15.405cm">
          <draw:text-box>
            <text:p text:style-name="P3">O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5-06-28T10:39:35.979472966</meta:creation-date>
    <dc:date>2015-06-29T06:53:20</dc:date>
    <dc:creator>Alexis Megas</dc:creator>
    <meta:editing-duration>PT47M20S</meta:editing-duration>
    <meta:editing-cycles>29</meta:editing-cycles>
    <meta:generator>LibreOffice/4.0.4.2$Linux_X86_64 LibreOffice_project/400m0$Build-2</meta:generator>
    <meta:document-statistic meta:object-count="37"/>
  </office:meta>
</office:document-meta>
</file>